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draw:fill="solid" draw:fill-color="#ffffff" draw:textarea-horizontal-align="center" draw:textarea-vertical-align="middle" fo:padding-top="0.015cm" fo:padding-bottom="0.015cm" fo:padding-left="0.015cm" fo:padding-right="0.015cm"/>
    </style:style>
    <style:style style:name="gr2" style:family="graphic" style:parent-style-name="standard">
      <style:graphic-properties svg:stroke-width="0.03cm" draw:textarea-horizontal-align="center" draw:textarea-vertical-align="middle" fo:padding-top="0.015cm" fo:padding-bottom="0.015cm" fo:padding-left="0.015cm" fo:padding-right="0.015cm"/>
    </style:style>
    <style:style style:name="gr3" style:family="graphic" style:parent-style-name="standard">
      <style:graphic-properties svg:stroke-width="0.03cm" svg:stroke-color="#ffffff" draw:textarea-horizontal-align="center" draw:textarea-vertical-align="middle" fo:padding-top="0.015cm" fo:padding-bottom="0.015cm" fo:padding-left="0.015cm" fo:padding-right="0.01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0.40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0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font-size="12pt"/>
    </style:style>
    <style:style style:name="P3" style:family="paragraph">
      <style:text-properties fo:font-size="10.5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style:text-properties fo:font-size="10.5pt"/>
    </style:style>
    <style:style style:name="T1" style:family="text">
      <style:text-properties fo:font-size="10.5pt" style:font-size-asian="18pt" style:font-size-complex="18pt"/>
    </style:style>
    <style:style style:name="T2" style:family="text">
      <style:text-properties style:text-position="sub 58%" fo:font-family="Arial" style:font-style-name="Normal" style:font-family-generic="swiss" style:font-pitch="variable" fo:font-size="10.5pt" style:font-family-asian="Arial" style:font-style-name-asian="Normal" style:font-family-generic-asian="swiss" style:font-pitch-asian="variable" style:font-size-asian="18pt" style:font-family-complex="Arial" style:font-style-name-complex="Normal" style:font-family-generic-complex="swiss" style:font-pitch-complex="variable" style:font-size-complex="18pt"/>
    </style:style>
    <style:style style:name="T3" style:family="text">
      <style:text-properties fo:font-size="10.5pt"/>
    </style:style>
    <style:style style:name="T4" style:family="text">
      <style:text-properties style:text-position="sub 58%" fo:font-size="10.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509cm" svg:height="0.479cm" svg:x="1.094cm" svg:y="0.721cm">
          <text:p/>
        </draw:rect>
        <draw:g>
          <draw:circle draw:style-name="gr2" draw:text-style-name="P2" draw:layer="layout" svg:width="-0.301cm" svg:height="-0.302cm" svg:x="3.808cm" svg:y="1.175cm" draw:kind="arc" draw:start-angle="178.71" draw:end-angle="0.34">
            <text:p/>
          </draw:circle>
          <draw:circle draw:style-name="gr2" draw:text-style-name="P2" draw:layer="layout" svg:width="-0.302cm" svg:height="-0.302cm" svg:x="4.107cm" svg:y="1.172cm" draw:kind="arc" draw:start-angle="178.71" draw:end-angle="0.34">
            <text:p/>
          </draw:circle>
          <draw:circle draw:style-name="gr2" draw:text-style-name="P2" draw:layer="layout" svg:width="-0.301cm" svg:height="-0.302cm" svg:x="4.407cm" svg:y="1.175cm" draw:kind="arc" draw:start-angle="178.71" draw:end-angle="0.34">
            <text:p/>
          </draw:circle>
          <draw:circle draw:style-name="gr2" draw:text-style-name="P2" draw:layer="layout" svg:width="-0.302cm" svg:height="-0.302cm" svg:x="3.509cm" svg:y="1.172cm" draw:kind="arc" draw:start-angle="178.71" draw:end-angle="0.34">
            <text:p/>
          </draw:circle>
          <draw:circle draw:style-name="gr2" draw:text-style-name="P2" draw:layer="layout" svg:width="-0.302cm" svg:height="-0.302cm" svg:x="3.21cm" svg:y="1.172cm" draw:kind="arc" draw:start-angle="178.71" draw:end-angle="0.34">
            <text:p/>
          </draw:circle>
          <draw:line draw:style-name="gr3" draw:text-style-name="P2" draw:layer="layout" svg:x1="4.409cm" svg:y1="1.043cm" svg:x2="2.913cm" svg:y2="1.043cm">
            <text:p/>
          </draw:line>
        </draw:g>
        <draw:rect draw:style-name="gr1" draw:text-style-name="P1" draw:layer="layout" svg:width="0.585cm" svg:height="1.475cm" svg:x="3.864cm" svg:y="2.278cm">
          <text:p/>
        </draw:rect>
        <draw:g>
          <draw:circle draw:style-name="gr2" draw:text-style-name="P2" draw:layer="layout" svg:width="0.301cm" svg:height="0.302cm" draw:transform="rotate (-1.57079632679579) translate (5.262cm 2.871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5.259cm 2.572cm)" draw:kind="arc" draw:start-angle="178.71" draw:end-angle="0.34">
            <text:p/>
          </draw:circle>
          <draw:circle draw:style-name="gr2" draw:text-style-name="P2" draw:layer="layout" svg:width="0.301cm" svg:height="0.302cm" draw:transform="rotate (-1.57079632679579) translate (5.262cm 2.272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5.259cm 3.17cm)" draw:kind="arc" draw:start-angle="178.71" draw:end-angle="0.34">
            <text:p/>
          </draw:circle>
          <draw:circle draw:style-name="gr2" draw:text-style-name="P2" draw:layer="layout" svg:width="0.302cm" svg:height="0.302cm" draw:transform="rotate (-1.57079632679579) translate (5.259cm 3.469cm)" draw:kind="arc" draw:start-angle="178.71" draw:end-angle="0.34">
            <text:p/>
          </draw:circle>
          <draw:line draw:style-name="gr3" draw:text-style-name="P2" draw:layer="layout" svg:x1="5.13cm" svg:y1="2.27cm" svg:x2="5.13cm" svg:y2="3.766cm">
            <text:p/>
          </draw:line>
        </draw:g>
        <draw:frame draw:style-name="gr4" draw:text-style-name="P3" draw:layer="layout" svg:width="0.968cm" svg:height="0.784cm" svg:x="4.669cm" svg:y="4.074cm">
          <draw:text-box>
            <text:p><text:span text:style-name="T1">jX</text:span><text:span text:style-name="T2">φ</text:span></text:p>
          </draw:text-box>
        </draw:frame>
        <draw:line draw:style-name="gr5" draw:text-style-name="P4" draw:layer="layout" svg:x1="5.831cm" svg:y1="1.076cm" svg:x2="4.399cm" svg:y2="1.072cm">
          <text:p/>
        </draw:line>
        <draw:line draw:style-name="gr5" draw:text-style-name="P4" draw:layer="layout" svg:x1="2.922cm" svg:y1="1.007cm" svg:x2="2.607cm" svg:y2="0.986cm">
          <text:p/>
        </draw:line>
        <draw:line draw:style-name="gr5" draw:text-style-name="P4" draw:layer="layout" svg:x1="0.508cm" svg:y1="0.955cm" svg:x2="1.094cm" svg:y2="0.956cm">
          <text:p/>
        </draw:line>
        <draw:line draw:style-name="gr5" draw:text-style-name="P4" draw:layer="layout" svg:x1="10.139cm" svg:y1="4.064cm" svg:x2="0.538cm" svg:y2="4.104cm">
          <text:p/>
        </draw:line>
        <draw:line draw:style-name="gr5" draw:text-style-name="P4" draw:layer="layout" svg:x1="4.128cm" svg:y1="3.743cm" svg:x2="4.128cm" svg:y2="4.109cm">
          <text:p/>
        </draw:line>
        <draw:line draw:style-name="gr5" draw:text-style-name="P4" draw:layer="layout" svg:x1="5.073cm" svg:y1="3.773cm" svg:x2="5.073cm" svg:y2="4.088cm">
          <text:p/>
        </draw:line>
        <draw:line draw:style-name="gr5" draw:text-style-name="P4" draw:layer="layout" svg:x1="5.104cm" svg:y1="2.28cm" svg:x2="5.104cm" svg:y2="2.066cm">
          <text:p/>
        </draw:line>
        <draw:line draw:style-name="gr5" draw:text-style-name="P4" draw:layer="layout" svg:x1="4.128cm" svg:y1="2.249cm" svg:x2="4.128cm" svg:y2="2.046cm">
          <text:p/>
        </draw:line>
        <draw:line draw:style-name="gr5" draw:text-style-name="P4" draw:layer="layout" svg:x1="5.104cm" svg:y1="2.066cm" svg:x2="4.128cm" svg:y2="2.066cm">
          <text:p/>
        </draw:line>
        <draw:line draw:style-name="gr5" draw:text-style-name="P4" draw:layer="layout" svg:x1="4.576cm" svg:y1="2.066cm" svg:x2="4.576cm" svg:y2="1.071cm">
          <text:p/>
        </draw:line>
        <draw:frame draw:style-name="gr4" draw:text-style-name="P5" draw:layer="layout" svg:width="0.947cm" svg:height="0.784cm" svg:x="2.914cm" svg:y="0.193cm">
          <draw:text-box>
            <text:p><text:span text:style-name="T3">jX</text:span><text:span text:style-name="T4">1</text:span></text:p>
          </draw:text-box>
        </draw:frame>
        <draw:frame draw:style-name="gr4" draw:text-style-name="P5" draw:layer="layout" svg:width="0.888cm" svg:height="0.784cm" svg:x="1.137cm" svg:y="1.219cm">
          <draw:text-box>
            <text:p><text:span text:style-name="T3">R</text:span><text:span text:style-name="T4">1</text:span></text:p>
          </draw:text-box>
        </draw:frame>
        <draw:frame draw:style-name="gr4" draw:text-style-name="P5" draw:layer="layout" svg:width="0.858cm" svg:height="0.784cm" svg:x="3.675cm" svg:y="4.104cm">
          <draw:text-box>
            <text:p><text:span text:style-name="T3">X</text:span><text:span text:style-name="T4">c</text:span></text:p>
          </draw:text-box>
        </draw:frame>
        <draw:line draw:style-name="gr6" draw:text-style-name="P4" draw:layer="layout" svg:x1="1.889cm" svg:y1="1.402cm" svg:x2="3.331cm" svg:y2="1.432cm">
          <text:p/>
        </draw:line>
        <draw:line draw:style-name="gr6" draw:text-style-name="P4" draw:layer="layout" svg:x1="4.261cm" svg:y1="1.284cm" svg:x2="4.311cm" svg:y2="1.965cm">
          <text:p/>
        </draw:line>
        <draw:frame draw:style-name="gr7" draw:layer="layout" svg:width="0.587cm" svg:height="0.602cm" svg:x="2.166cm" svg:y="1.8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0.595cm" svg:height="0.693cm" svg:x="8.422cm" svg:y="0.23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layer="layout" svg:width="0.68cm" svg:height="0.584cm" svg:x="3.617cm" svg:y="1.34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layer="layout" svg:width="0.68cm" svg:height="0.602cm" svg:x="0.62cm" svg:y="2.39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0.875cm" svg:height="0.962cm" svg:x="0.477cm" svg:y="1.361cm">
          <draw:text-box>
            <text:p>+</text:p>
          </draw:text-box>
        </draw:frame>
        <draw:frame draw:style-name="gr8" draw:layer="layout" svg:width="0.304cm" svg:height="0.962cm" svg:x="0.762cm" svg:y="2.936cm">
          <draw:text-box>
            <text:p>-</text:p>
          </draw:text-box>
        </draw:frame>
        <draw:line draw:style-name="gr6" draw:text-style-name="P4" draw:layer="layout" svg:x1="6.37cm" svg:y1="0.527cm" svg:x2="8.371cm" svg:y2="0.568cm">
          <text:p/>
        </draw:line>
        <draw:rect draw:style-name="gr1" draw:text-style-name="P1" draw:layer="layout" svg:width="1.509cm" svg:height="0.479cm" svg:x="5.826cm" svg:y="0.853cm">
          <text:p/>
        </draw:rect>
        <draw:g>
          <draw:circle draw:style-name="gr2" draw:text-style-name="P2" draw:layer="layout" svg:width="-0.301cm" svg:height="-0.302cm" svg:x="8.601cm" svg:y="1.27cm" draw:kind="arc" draw:start-angle="178.71" draw:end-angle="0.34">
            <text:p/>
          </draw:circle>
          <draw:circle draw:style-name="gr2" draw:text-style-name="P2" draw:layer="layout" svg:width="-0.302cm" svg:height="-0.302cm" svg:x="8.9cm" svg:y="1.267cm" draw:kind="arc" draw:start-angle="178.71" draw:end-angle="0.34">
            <text:p/>
          </draw:circle>
          <draw:circle draw:style-name="gr2" draw:text-style-name="P2" draw:layer="layout" svg:width="-0.301cm" svg:height="-0.302cm" svg:x="9.2cm" svg:y="1.27cm" draw:kind="arc" draw:start-angle="178.71" draw:end-angle="0.34">
            <text:p/>
          </draw:circle>
          <draw:circle draw:style-name="gr2" draw:text-style-name="P2" draw:layer="layout" svg:width="-0.302cm" svg:height="-0.302cm" svg:x="8.302cm" svg:y="1.267cm" draw:kind="arc" draw:start-angle="178.71" draw:end-angle="0.34">
            <text:p/>
          </draw:circle>
          <draw:circle draw:style-name="gr2" draw:text-style-name="P2" draw:layer="layout" svg:width="-0.302cm" svg:height="-0.302cm" svg:x="8.003cm" svg:y="1.267cm" draw:kind="arc" draw:start-angle="178.71" draw:end-angle="0.34">
            <text:p/>
          </draw:circle>
          <draw:line draw:style-name="gr3" draw:text-style-name="P2" draw:layer="layout" svg:x1="9.202cm" svg:y1="1.138cm" svg:x2="7.706cm" svg:y2="1.138cm">
            <text:p/>
          </draw:line>
        </draw:g>
        <draw:line draw:style-name="gr5" draw:text-style-name="P4" draw:layer="layout" svg:x1="7.711cm" svg:y1="1.097cm" svg:x2="7.335cm" svg:y2="1.097cm">
          <text:p/>
        </draw:line>
        <draw:line draw:style-name="gr5" draw:text-style-name="P4" draw:layer="layout" svg:x1="10.16cm" svg:y1="1.117cm" svg:x2="9.215cm" svg:y2="1.097cm">
          <text:p/>
        </draw:line>
        <draw:frame draw:style-name="gr4" draw:text-style-name="P5" draw:layer="layout" svg:width="0.96cm" svg:height="0.784cm" svg:x="6.37cm" svg:y="1.524cm">
          <draw:text-box>
            <text:p><text:span text:style-name="T3">R'</text:span><text:span text:style-name="T4">2</text:span></text:p>
          </draw:text-box>
        </draw:frame>
        <draw:frame draw:style-name="gr4" draw:text-style-name="P5" draw:layer="layout" svg:width="1.019cm" svg:height="0.784cm" svg:x="8.187cm" svg:y="1.441cm">
          <draw:text-box>
            <text:p><text:span text:style-name="T3">jX'</text:span><text:span text:style-name="T4">2</text:span></text:p>
          </draw:text-box>
        </draw:frame>
        <draw:frame draw:style-name="gr7" draw:layer="layout" svg:width="0.688cm" svg:height="0.693cm" svg:x="9.726cm" svg:y="2.225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draw:layer="layout" svg:width="0.875cm" svg:height="0.962cm" svg:x="9.601cm" svg:y="1.239cm">
          <draw:text-box>
            <text:p>+</text:p>
          </draw:text-box>
        </draw:frame>
        <draw:frame draw:style-name="gr4" draw:layer="layout" svg:width="0.714cm" svg:height="0.962cm" svg:x="9.639cm" svg:y="2.848cm">
          <draw:text-box>
            <text:p>-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3.97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khalid khan</meta:initial-creator>
    <meta:creation-date>2011-03-17T16:08:19</meta:creation-date>
    <dc:date>2011-03-18T18:18:08</dc:date>
    <dc:creator>khalid khan</dc:creator>
    <meta:editing-duration>PT01H03M32S</meta:editing-duration>
    <meta:editing-cycles>7</meta:editing-cycles>
    <meta:generator>OpenOffice.org/3.1$Linux OpenOffice.org_project/310m19$Build-9420</meta:generator>
    <meta:document-statistic meta:object-count="5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I</math:mi>
            <math:mn>1</math:mn>
          </math:msub>
          <math:mo math:stretchy="false">ˆ</math:mo>
        </math:mover>
      </math:mrow>
    </math:mstyle>
    <math:annotation math:encoding="StarMath 5.0">bold hat I_1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sup>
            <math:mi>V</math:mi>
            <math:mn>2</math:mn>
            <math:mi>'</math:mi>
          </math:msubsup>
          <math:mo math:stretchy="false">ˆ</math:mo>
        </math:mover>
      </math:mrow>
    </math:mstyle>
    <math:annotation math:encoding="StarMath 5.0">bold hat V_2^'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sup>
            <math:mi>I</math:mi>
            <math:mn>2</math:mn>
            <math:mi>'</math:mi>
          </math:msubsup>
          <math:mo math:stretchy="false">ˆ</math:mo>
        </math:mover>
      </math:mrow>
    </math:mstyle>
    <math:annotation math:encoding="StarMath 5.0">bold hat I_2^'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I</math:mi>
            <math:mo math:stretchy="false">ϕ</math:mo>
          </math:msub>
          <math:mo math:stretchy="false">ˆ</math:mo>
        </math:mover>
      </math:mrow>
    </math:mstyle>
    <math:annotation math:encoding="StarMath 5.0">bold hat I_%varphi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fontweight="bold">
      <math:mrow>
        <math:mover math:accent="true">
          <math:msub>
            <math:mi>V</math:mi>
            <math:mn>1</math:mn>
          </math:msub>
          <math:mo math:stretchy="false">ˆ</math:mo>
        </math:mover>
      </math:mrow>
    </math:mstyle>
    <math:annotation math:encoding="StarMath 5.0">bold hat V_1</math:annotation>
  </math:semantics>
</math:math>
</file>